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33.89cm" svg:height="19.178cm" svg:x="38.355cm" svg:y="6.481cm">
            <draw:object draw:notify-on-update-of-ranges="Tabelle1.L16:Tabelle1.L79 Tabelle1.P16:Tabelle1.P7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 table:number-rows-repeated="15">
          <table:table-cell table:number-columns-repeated="17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formula="of:=(100/[.$G$79])*[.G16]" office:value-type="float" office:value="0" calcext:value-type="float">
            <text:p>0</text:p>
          </table:table-cell>
          <table:table-cell/>
          <table:table-cell table:formula="of:=[.H16]*[.H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UP([.K1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H16]*[.H16]*[.H16]" office:value-type="float" office:value="0" calcext:value-type="float">
            <text:p>0</text:p>
          </table:table-cell>
          <table:table-cell table:formula="of:=(1024/[.$N$79])*[.N16]" office:value-type="float" office:value="0" calcext:value-type="float">
            <text:p>0</text:p>
          </table:table-cell>
          <table:table-cell table:formula="of:=ROUNDUP([.O1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formula="of:=(100/[.$G$79])*[.G17]" office:value-type="float" office:value="1.58730158730159" calcext:value-type="float">
            <text:p>1.58730158730159</text:p>
          </table:table-cell>
          <table:table-cell/>
          <table:table-cell table:formula="of:=[.H17]*[.H17]" office:value-type="float" office:value="2.51952632905014" calcext:value-type="float">
            <text:p>2.51952632905014</text:p>
          </table:table-cell>
          <table:table-cell table:formula="of:=(1024/[.$J$79])*[.J17]" office:value-type="float" office:value="0.257999496094734" calcext:value-type="float">
            <text:p>0.257999496094734</text:p>
          </table:table-cell>
          <table:table-cell table:formula="of:=ROUNDUP([.K17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H17]*[.H17]*[.H17]" office:value-type="float" office:value="3.99924814134943" calcext:value-type="float">
            <text:p>3.99924814134943</text:p>
          </table:table-cell>
          <table:table-cell table:formula="of:=(1024/[.$N$79])*[.N17]" office:value-type="float" office:value="0.00409523009674181" calcext:value-type="float">
            <text:p>0.00409523009674181</text:p>
          </table:table-cell>
          <table:table-cell table:formula="of:=ROUNDUP([.O17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formula="of:=(100/[.$G$79])*[.G18]" office:value-type="float" office:value="3.17460317460317" calcext:value-type="float">
            <text:p>3.17460317460317</text:p>
          </table:table-cell>
          <table:table-cell/>
          <table:table-cell table:formula="of:=[.H18]*[.H18]" office:value-type="float" office:value="10.0781053162006" calcext:value-type="float">
            <text:p>10.0781053162006</text:p>
          </table:table-cell>
          <table:table-cell table:formula="of:=(1024/[.$J$79])*[.J18]" office:value-type="float" office:value="1.03199798437894" calcext:value-type="float">
            <text:p>1.03199798437894</text:p>
          </table:table-cell>
          <table:table-cell table:formula="of:=ROUNDUP([.K1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H18]*[.H18]*[.H18]" office:value-type="float" office:value="31.9939851307954" calcext:value-type="float">
            <text:p>31.9939851307954</text:p>
          </table:table-cell>
          <table:table-cell table:formula="of:=(1024/[.$N$79])*[.N18]" office:value-type="float" office:value="0.0327618407739345" calcext:value-type="float">
            <text:p>0.03276184077393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formula="of:=(100/[.$G$79])*[.G19]" office:value-type="float" office:value="4.76190476190476" calcext:value-type="float">
            <text:p>4.76190476190476</text:p>
          </table:table-cell>
          <table:table-cell/>
          <table:table-cell table:formula="of:=[.H19]*[.H19]" office:value-type="float" office:value="22.6757369614512" calcext:value-type="float">
            <text:p>22.6757369614512</text:p>
          </table:table-cell>
          <table:table-cell table:formula="of:=(1024/[.$J$79])*[.J19]" office:value-type="float" office:value="2.32199546485261" calcext:value-type="float">
            <text:p>2.32199546485261</text:p>
          </table:table-cell>
          <table:table-cell table:formula="of:=ROUNDUP([.K19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H19]*[.H19]*[.H19]" office:value-type="float" office:value="107.979699816435" calcext:value-type="float">
            <text:p>107.979699816435</text:p>
          </table:table-cell>
          <table:table-cell table:formula="of:=(1024/[.$N$79])*[.N19]" office:value-type="float" office:value="0.110571212612029" calcext:value-type="float">
            <text:p>0.1105712126120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formula="of:=(100/[.$G$79])*[.G20]" office:value-type="float" office:value="6.34920634920635" calcext:value-type="float">
            <text:p>6.34920634920635</text:p>
          </table:table-cell>
          <table:table-cell/>
          <table:table-cell table:formula="of:=[.H20]*[.H20]" office:value-type="float" office:value="40.3124212648022" calcext:value-type="float">
            <text:p>40.3124212648022</text:p>
          </table:table-cell>
          <table:table-cell table:formula="of:=(1024/[.$J$79])*[.J20]" office:value-type="float" office:value="4.12799193751575" calcext:value-type="float">
            <text:p>4.12799193751575</text:p>
          </table:table-cell>
          <table:table-cell table:formula="of:=ROUNDUP([.K20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H20]*[.H20]*[.H20]" office:value-type="float" office:value="255.951881046363" calcext:value-type="float">
            <text:p>255.951881046363</text:p>
          </table:table-cell>
          <table:table-cell table:formula="of:=(1024/[.$N$79])*[.N20]" office:value-type="float" office:value="0.262094726191476" calcext:value-type="float">
            <text:p>0.2620947261914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formula="of:=(100/[.$G$79])*[.G21]" office:value-type="float" office:value="7.93650793650794" calcext:value-type="float">
            <text:p>7.93650793650794</text:p>
          </table:table-cell>
          <table:table-cell/>
          <table:table-cell table:formula="of:=[.H21]*[.H21]" office:value-type="float" office:value="62.9881582262535" calcext:value-type="float">
            <text:p>62.9881582262535</text:p>
          </table:table-cell>
          <table:table-cell table:formula="of:=(1024/[.$J$79])*[.J21]" office:value-type="float" office:value="6.44998740236835" calcext:value-type="float">
            <text:p>6.44998740236835</text:p>
          </table:table-cell>
          <table:table-cell table:formula="of:=ROUNDUP([.K21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H21]*[.H21]*[.H21]" office:value-type="float" office:value="499.906017668678" calcext:value-type="float">
            <text:p>499.906017668678</text:p>
          </table:table-cell>
          <table:table-cell table:formula="of:=(1024/[.$N$79])*[.N21]" office:value-type="float" office:value="0.511903762092726" calcext:value-type="float">
            <text:p>0.5119037620927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formula="of:=(100/[.$G$79])*[.G22]" office:value-type="float" office:value="9.52380952380952" calcext:value-type="float">
            <text:p>9.52380952380952</text:p>
          </table:table-cell>
          <table:table-cell/>
          <table:table-cell table:formula="of:=[.H22]*[.H22]" office:value-type="float" office:value="90.702947845805" calcext:value-type="float">
            <text:p>90.702947845805</text:p>
          </table:table-cell>
          <table:table-cell table:formula="of:=(1024/[.$J$79])*[.J22]" office:value-type="float" office:value="9.28798185941043" calcext:value-type="float">
            <text:p>9.28798185941043</text:p>
          </table:table-cell>
          <table:table-cell table:formula="of:=ROUNDUP([.K22])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table:formula="of:=[.H22]*[.H22]*[.H22]" office:value-type="float" office:value="863.837598531476" calcext:value-type="float">
            <text:p>863.837598531476</text:p>
          </table:table-cell>
          <table:table-cell table:formula="of:=(1024/[.$N$79])*[.N22]" office:value-type="float" office:value="0.884569700896231" calcext:value-type="float">
            <text:p>0.8845697008962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formula="of:=(100/[.$G$79])*[.G23]" office:value-type="float" office:value="11.1111111111111" calcext:value-type="float">
            <text:p>11.1111111111111</text:p>
          </table:table-cell>
          <table:table-cell/>
          <table:table-cell table:formula="of:=[.H23]*[.H23]" office:value-type="float" office:value="123.456790123457" calcext:value-type="float">
            <text:p>123.456790123457</text:p>
          </table:table-cell>
          <table:table-cell table:formula="of:=(1024/[.$J$79])*[.J23]" office:value-type="float" office:value="12.641975308642" calcext:value-type="float">
            <text:p>12.641975308642</text:p>
          </table:table-cell>
          <table:table-cell table:formula="of:=ROUNDUP([.K23])"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table:formula="of:=[.H23]*[.H23]*[.H23]" office:value-type="float" office:value="1371.74211248285" calcext:value-type="float">
            <text:p>1371.74211248285</text:p>
          </table:table-cell>
          <table:table-cell table:formula="of:=(1024/[.$N$79])*[.N23]" office:value-type="float" office:value="1.40466392318244" calcext:value-type="float">
            <text:p>1.404663923182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formula="of:=(100/[.$G$79])*[.G24]" office:value-type="float" office:value="12.6984126984127" calcext:value-type="float">
            <text:p>12.6984126984127</text:p>
          </table:table-cell>
          <table:table-cell/>
          <table:table-cell table:formula="of:=[.H24]*[.H24]" office:value-type="float" office:value="161.249685059209" calcext:value-type="float">
            <text:p>161.249685059209</text:p>
          </table:table-cell>
          <table:table-cell table:formula="of:=(1024/[.$J$79])*[.J24]" office:value-type="float" office:value="16.511967750063" calcext:value-type="float">
            <text:p>16.511967750063</text:p>
          </table:table-cell>
          <table:table-cell table:formula="of:=ROUNDUP([.K24])"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table:formula="of:=[.H24]*[.H24]*[.H24]" office:value-type="float" office:value="2047.61504837091" calcext:value-type="float">
            <text:p>2047.61504837091</text:p>
          </table:table-cell>
          <table:table-cell table:formula="of:=(1024/[.$N$79])*[.N24]" office:value-type="float" office:value="2.09675780953181" calcext:value-type="float">
            <text:p>2.096757809531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table:formula="of:=(100/[.$G$79])*[.G25]" office:value-type="float" office:value="14.2857142857143" calcext:value-type="float">
            <text:p>14.2857142857143</text:p>
          </table:table-cell>
          <table:table-cell/>
          <table:table-cell table:formula="of:=[.H25]*[.H25]" office:value-type="float" office:value="204.081632653061" calcext:value-type="float">
            <text:p>204.081632653061</text:p>
          </table:table-cell>
          <table:table-cell table:formula="of:=(1024/[.$J$79])*[.J25]" office:value-type="float" office:value="20.8979591836735" calcext:value-type="float">
            <text:p>20.8979591836735</text:p>
          </table:table-cell>
          <table:table-cell table:formula="of:=ROUNDUP([.K25])"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table:formula="of:=[.H25]*[.H25]*[.H25]" office:value-type="float" office:value="2915.45189504373" calcext:value-type="float">
            <text:p>2915.45189504373</text:p>
          </table:table-cell>
          <table:table-cell table:formula="of:=(1024/[.$N$79])*[.N25]" office:value-type="float" office:value="2.98542274052478" calcext:value-type="float">
            <text:p>2.985422740524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formula="of:=(100/[.$G$79])*[.G26]" office:value-type="float" office:value="15.8730158730159" calcext:value-type="float">
            <text:p>15.8730158730159</text:p>
          </table:table-cell>
          <table:table-cell/>
          <table:table-cell table:formula="of:=[.H26]*[.H26]" office:value-type="float" office:value="251.952632905014" calcext:value-type="float">
            <text:p>251.952632905014</text:p>
          </table:table-cell>
          <table:table-cell table:formula="of:=(1024/[.$J$79])*[.J26]" office:value-type="float" office:value="25.7999496094734" calcext:value-type="float">
            <text:p>25.7999496094734</text:p>
          </table:table-cell>
          <table:table-cell table:formula="of:=ROUNDUP([.K26])"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table:formula="of:=[.H26]*[.H26]*[.H26]" office:value-type="float" office:value="3999.24814134942" calcext:value-type="float">
            <text:p>3999.24814134942</text:p>
          </table:table-cell>
          <table:table-cell table:formula="of:=(1024/[.$N$79])*[.N26]" office:value-type="float" office:value="4.09523009674181" calcext:value-type="float">
            <text:p>4.095230096741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table:formula="of:=(100/[.$G$79])*[.G27]" office:value-type="float" office:value="17.4603174603175" calcext:value-type="float">
            <text:p>17.4603174603175</text:p>
          </table:table-cell>
          <table:table-cell/>
          <table:table-cell table:formula="of:=[.H27]*[.H27]" office:value-type="float" office:value="304.862685815067" calcext:value-type="float">
            <text:p>304.862685815067</text:p>
          </table:table-cell>
          <table:table-cell table:formula="of:=(1024/[.$J$79])*[.J27]" office:value-type="float" office:value="31.2179390274628" calcext:value-type="float">
            <text:p>31.2179390274628</text:p>
          </table:table-cell>
          <table:table-cell table:formula="of:=ROUNDUP([.K27])"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table:formula="of:=[.H27]*[.H27]*[.H27]" office:value-type="float" office:value="5322.99927613609" calcext:value-type="float">
            <text:p>5322.99927613609</text:p>
          </table:table-cell>
          <table:table-cell table:formula="of:=(1024/[.$N$79])*[.N27]" office:value-type="float" office:value="5.45075125876335" calcext:value-type="float">
            <text:p>5.450751258763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table:formula="of:=(100/[.$G$79])*[.G28]" office:value-type="float" office:value="19.047619047619" calcext:value-type="float">
            <text:p>19.047619047619</text:p>
          </table:table-cell>
          <table:table-cell/>
          <table:table-cell table:formula="of:=[.H28]*[.H28]" office:value-type="float" office:value="362.81179138322" calcext:value-type="float">
            <text:p>362.81179138322</text:p>
          </table:table-cell>
          <table:table-cell table:formula="of:=(1024/[.$J$79])*[.J28]" office:value-type="float" office:value="37.1519274376417" calcext:value-type="float">
            <text:p>37.1519274376417</text:p>
          </table:table-cell>
          <table:table-cell table:formula="of:=ROUNDUP([.K28])"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table:formula="of:=[.H28]*[.H28]*[.H28]" office:value-type="float" office:value="6910.70078825181" calcext:value-type="float">
            <text:p>6910.70078825181</text:p>
          </table:table-cell>
          <table:table-cell table:formula="of:=(1024/[.$N$79])*[.N28]" office:value-type="float" office:value="7.07655760716985" calcext:value-type="float">
            <text:p>7.0765576071698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table:formula="of:=(100/[.$G$79])*[.G29]" office:value-type="float" office:value="20.6349206349206" calcext:value-type="float">
            <text:p>20.6349206349206</text:p>
          </table:table-cell>
          <table:table-cell/>
          <table:table-cell table:formula="of:=[.H29]*[.H29]" office:value-type="float" office:value="425.799949609473" calcext:value-type="float">
            <text:p>425.799949609473</text:p>
          </table:table-cell>
          <table:table-cell table:formula="of:=(1024/[.$J$79])*[.J29]" office:value-type="float" office:value="43.6019148400101" calcext:value-type="float">
            <text:p>43.6019148400101</text:p>
          </table:table-cell>
          <table:table-cell table:formula="of:=ROUNDUP([.K29])"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table:formula="of:=[.H29]*[.H29]*[.H29]" office:value-type="float" office:value="8786.34816654469" calcext:value-type="float">
            <text:p>8786.34816654469</text:p>
          </table:table-cell>
          <table:table-cell table:formula="of:=(1024/[.$N$79])*[.N29]" office:value-type="float" office:value="8.99722052254176" calcext:value-type="float">
            <text:p>8.9972205225417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table:formula="of:=(100/[.$G$79])*[.G30]" office:value-type="float" office:value="22.2222222222222" calcext:value-type="float">
            <text:p>22.2222222222222</text:p>
          </table:table-cell>
          <table:table-cell/>
          <table:table-cell table:formula="of:=[.H30]*[.H30]" office:value-type="float" office:value="493.827160493827" calcext:value-type="float">
            <text:p>493.827160493827</text:p>
          </table:table-cell>
          <table:table-cell table:formula="of:=(1024/[.$J$79])*[.J30]" office:value-type="float" office:value="50.5679012345679" calcext:value-type="float">
            <text:p>50.5679012345679</text:p>
          </table:table-cell>
          <table:table-cell table:formula="of:=ROUNDUP([.K30])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formula="of:=[.H30]*[.H30]*[.H30]" office:value-type="float" office:value="10973.9368998628" calcext:value-type="float">
            <text:p>10973.9368998628</text:p>
          </table:table-cell>
          <table:table-cell table:formula="of:=(1024/[.$N$79])*[.N30]" office:value-type="float" office:value="11.2373113854595" calcext:value-type="float">
            <text:p>11.23731138545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formula="of:=(100/[.$G$79])*[.G31]" office:value-type="float" office:value="23.8095238095238" calcext:value-type="float">
            <text:p>23.8095238095238</text:p>
          </table:table-cell>
          <table:table-cell/>
          <table:table-cell table:formula="of:=[.H31]*[.H31]" office:value-type="float" office:value="566.893424036281" calcext:value-type="float">
            <text:p>566.893424036281</text:p>
          </table:table-cell>
          <table:table-cell table:formula="of:=(1024/[.$J$79])*[.J31]" office:value-type="float" office:value="58.0498866213152" calcext:value-type="float">
            <text:p>58.0498866213152</text:p>
          </table:table-cell>
          <table:table-cell table:formula="of:=ROUNDUP([.K31])"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  <table:table-cell table:formula="of:=[.H31]*[.H31]*[.H31]" office:value-type="float" office:value="13497.4624770543" calcext:value-type="float">
            <text:p>13497.4624770543</text:p>
          </table:table-cell>
          <table:table-cell table:formula="of:=(1024/[.$N$79])*[.N31]" office:value-type="float" office:value="13.8214015765036" calcext:value-type="float">
            <text:p>13.82140157650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formula="of:=(100/[.$G$79])*[.G32]" office:value-type="float" office:value="25.3968253968254" calcext:value-type="float">
            <text:p>25.3968253968254</text:p>
          </table:table-cell>
          <table:table-cell/>
          <table:table-cell table:formula="of:=[.H32]*[.H32]" office:value-type="float" office:value="644.998740236835" calcext:value-type="float">
            <text:p>644.998740236835</text:p>
          </table:table-cell>
          <table:table-cell table:formula="of:=(1024/[.$J$79])*[.J32]" office:value-type="float" office:value="66.0478710002519" calcext:value-type="float">
            <text:p>66.0478710002519</text:p>
          </table:table-cell>
          <table:table-cell table:formula="of:=ROUNDUP([.K32])" office:value-type="float" office:value="67" calcext:value-type="float">
            <text:p>67</text:p>
          </table:table-cell>
          <table:table-cell office:value-type="string" calcext:value-type="string">
            <text:p>,</text:p>
          </table:table-cell>
          <table:table-cell table:formula="of:=[.H32]*[.H32]*[.H32]" office:value-type="float" office:value="16380.9203869672" calcext:value-type="float">
            <text:p>16380.9203869672</text:p>
          </table:table-cell>
          <table:table-cell table:formula="of:=(1024/[.$N$79])*[.N32]" office:value-type="float" office:value="16.7740624762545" calcext:value-type="float">
            <text:p>16.774062476254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table:formula="of:=(100/[.$G$79])*[.G33]" office:value-type="float" office:value="26.984126984127" calcext:value-type="float">
            <text:p>26.984126984127</text:p>
          </table:table-cell>
          <table:table-cell/>
          <table:table-cell table:formula="of:=[.H33]*[.H33]" office:value-type="float" office:value="728.14310909549" calcext:value-type="float">
            <text:p>728.14310909549</text:p>
          </table:table-cell>
          <table:table-cell table:formula="of:=(1024/[.$J$79])*[.J33]" office:value-type="float" office:value="74.5618543713782" calcext:value-type="float">
            <text:p>74.5618543713782</text:p>
          </table:table-cell>
          <table:table-cell table:formula="of:=ROUNDUP([.K33])"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table:formula="of:=[.H33]*[.H33]*[.H33]" office:value-type="float" office:value="19648.3061184497" calcext:value-type="float">
            <text:p>19648.3061184497</text:p>
          </table:table-cell>
          <table:table-cell table:formula="of:=(1024/[.$N$79])*[.N33]" office:value-type="float" office:value="20.1198654652925" calcext:value-type="float">
            <text:p>20.11986546529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formula="of:=(100/[.$G$79])*[.G34]" office:value-type="float" office:value="28.5714285714286" calcext:value-type="float">
            <text:p>28.5714285714286</text:p>
          </table:table-cell>
          <table:table-cell/>
          <table:table-cell table:formula="of:=[.H34]*[.H34]" office:value-type="float" office:value="816.326530612245" calcext:value-type="float">
            <text:p>816.326530612245</text:p>
          </table:table-cell>
          <table:table-cell table:formula="of:=(1024/[.$J$79])*[.J34]" office:value-type="float" office:value="83.5918367346939" calcext:value-type="float">
            <text:p>83.5918367346939</text:p>
          </table:table-cell>
          <table:table-cell table:formula="of:=ROUNDUP([.K34])" office:value-type="float" office:value="84" calcext:value-type="float">
            <text:p>84</text:p>
          </table:table-cell>
          <table:table-cell office:value-type="string" calcext:value-type="string">
            <text:p>,</text:p>
          </table:table-cell>
          <table:table-cell table:formula="of:=[.H34]*[.H34]*[.H34]" office:value-type="float" office:value="23323.6151603498" calcext:value-type="float">
            <text:p>23323.6151603498</text:p>
          </table:table-cell>
          <table:table-cell table:formula="of:=(1024/[.$N$79])*[.N34]" office:value-type="float" office:value="23.8833819241982" calcext:value-type="float">
            <text:p>23.883381924198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table:formula="of:=(100/[.$G$79])*[.G35]" office:value-type="float" office:value="30.1587301587302" calcext:value-type="float">
            <text:p>30.1587301587302</text:p>
          </table:table-cell>
          <table:table-cell/>
          <table:table-cell table:formula="of:=[.H35]*[.H35]" office:value-type="float" office:value="909.5490047871" calcext:value-type="float">
            <text:p>909.5490047871</text:p>
          </table:table-cell>
          <table:table-cell table:formula="of:=(1024/[.$J$79])*[.J35]" office:value-type="float" office:value="93.137818090199" calcext:value-type="float">
            <text:p>93.137818090199</text:p>
          </table:table-cell>
          <table:table-cell table:formula="of:=ROUNDUP([.K35])" office:value-type="float" office:value="94" calcext:value-type="float">
            <text:p>94</text:p>
          </table:table-cell>
          <table:table-cell office:value-type="string" calcext:value-type="string">
            <text:p>,</text:p>
          </table:table-cell>
          <table:table-cell table:formula="of:=[.H35]*[.H35]*[.H35]" office:value-type="float" office:value="27430.8430015157" calcext:value-type="float">
            <text:p>27430.8430015157</text:p>
          </table:table-cell>
          <table:table-cell table:formula="of:=(1024/[.$N$79])*[.N35]" office:value-type="float" office:value="28.0891832335521" calcext:value-type="float">
            <text:p>28.08918323355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formula="of:=(100/[.$G$79])*[.G36]" office:value-type="float" office:value="31.7460317460317" calcext:value-type="float">
            <text:p>31.7460317460317</text:p>
          </table:table-cell>
          <table:table-cell/>
          <table:table-cell table:formula="of:=[.H36]*[.H36]" office:value-type="float" office:value="1007.81053162006" calcext:value-type="float">
            <text:p>1007.81053162006</text:p>
          </table:table-cell>
          <table:table-cell table:formula="of:=(1024/[.$J$79])*[.J36]" office:value-type="float" office:value="103.199798437894" calcext:value-type="float">
            <text:p>103.199798437894</text:p>
          </table:table-cell>
          <table:table-cell table:formula="of:=ROUNDUP([.K36])" office:value-type="float" office:value="104" calcext:value-type="float">
            <text:p>104</text:p>
          </table:table-cell>
          <table:table-cell office:value-type="string" calcext:value-type="string">
            <text:p>,</text:p>
          </table:table-cell>
          <table:table-cell table:formula="of:=[.H36]*[.H36]*[.H36]" office:value-type="float" office:value="31993.9851307954" calcext:value-type="float">
            <text:p>31993.9851307954</text:p>
          </table:table-cell>
          <table:table-cell table:formula="of:=(1024/[.$N$79])*[.N36]" office:value-type="float" office:value="32.7618407739345" calcext:value-type="float">
            <text:p>32.761840773934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table:formula="of:=(100/[.$G$79])*[.G37]" office:value-type="float" office:value="33.3333333333333" calcext:value-type="float">
            <text:p>33.3333333333333</text:p>
          </table:table-cell>
          <table:table-cell/>
          <table:table-cell table:formula="of:=[.H37]*[.H37]" office:value-type="float" office:value="1111.11111111111" calcext:value-type="float">
            <text:p>1111.11111111111</text:p>
          </table:table-cell>
          <table:table-cell table:formula="of:=(1024/[.$J$79])*[.J37]" office:value-type="float" office:value="113.777777777778" calcext:value-type="float">
            <text:p>113.777777777778</text:p>
          </table:table-cell>
          <table:table-cell table:formula="of:=ROUNDUP([.K37])"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table:formula="of:=[.H37]*[.H37]*[.H37]" office:value-type="float" office:value="37037.037037037" calcext:value-type="float">
            <text:p>37037.037037037</text:p>
          </table:table-cell>
          <table:table-cell table:formula="of:=(1024/[.$N$79])*[.N37]" office:value-type="float" office:value="37.9259259259259" calcext:value-type="float">
            <text:p>37.925925925925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table:formula="of:=(100/[.$G$79])*[.G38]" office:value-type="float" office:value="34.9206349206349" calcext:value-type="float">
            <text:p>34.9206349206349</text:p>
          </table:table-cell>
          <table:table-cell/>
          <table:table-cell table:formula="of:=[.H38]*[.H38]" office:value-type="float" office:value="1219.45074326027" calcext:value-type="float">
            <text:p>1219.45074326027</text:p>
          </table:table-cell>
          <table:table-cell table:formula="of:=(1024/[.$J$79])*[.J38]" office:value-type="float" office:value="124.871756109851" calcext:value-type="float">
            <text:p>124.871756109851</text:p>
          </table:table-cell>
          <table:table-cell table:formula="of:=ROUNDUP([.K38])"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table:formula="of:=[.H38]*[.H38]*[.H38]" office:value-type="float" office:value="42583.9942090887" calcext:value-type="float">
            <text:p>42583.9942090887</text:p>
          </table:table-cell>
          <table:table-cell table:formula="of:=(1024/[.$N$79])*[.N38]" office:value-type="float" office:value="43.6060100701068" calcext:value-type="float">
            <text:p>43.6060100701068</text:p>
          </table:table-cell>
          <table:table-cell table:formula="of:=ROUNDUP([.O38])"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table:formula="of:=(100/[.$G$79])*[.G39]" office:value-type="float" office:value="36.5079365079365" calcext:value-type="float">
            <text:p>36.5079365079365</text:p>
          </table:table-cell>
          <table:table-cell/>
          <table:table-cell table:formula="of:=[.H39]*[.H39]" office:value-type="float" office:value="1332.82942806752" calcext:value-type="float">
            <text:p>1332.82942806752</text:p>
          </table:table-cell>
          <table:table-cell table:formula="of:=(1024/[.$J$79])*[.J39]" office:value-type="float" office:value="136.481733434114" calcext:value-type="float">
            <text:p>136.481733434114</text:p>
          </table:table-cell>
          <table:table-cell table:formula="of:=ROUNDUP([.K39])" office:value-type="float" office:value="137" calcext:value-type="float">
            <text:p>137</text:p>
          </table:table-cell>
          <table:table-cell office:value-type="string" calcext:value-type="string">
            <text:p>,</text:p>
          </table:table-cell>
          <table:table-cell table:formula="of:=[.H39]*[.H39]*[.H39]" office:value-type="float" office:value="48658.8521357985" calcext:value-type="float">
            <text:p>48658.8521357985</text:p>
          </table:table-cell>
          <table:table-cell table:formula="of:=(1024/[.$N$79])*[.N39]" office:value-type="float" office:value="49.8266645870576" calcext:value-type="float">
            <text:p>49.8266645870576</text:p>
          </table:table-cell>
          <table:table-cell table:formula="of:=ROUNDUP([.O39])"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formula="of:=(100/[.$G$79])*[.G40]" office:value-type="float" office:value="38.0952380952381" calcext:value-type="float">
            <text:p>38.0952380952381</text:p>
          </table:table-cell>
          <table:table-cell/>
          <table:table-cell table:formula="of:=[.H40]*[.H40]" office:value-type="float" office:value="1451.24716553288" calcext:value-type="float">
            <text:p>1451.24716553288</text:p>
          </table:table-cell>
          <table:table-cell table:formula="of:=(1024/[.$J$79])*[.J40]" office:value-type="float" office:value="148.607709750567" calcext:value-type="float">
            <text:p>148.607709750567</text:p>
          </table:table-cell>
          <table:table-cell table:formula="of:=ROUNDUP([.K40])" office:value-type="float" office:value="149" calcext:value-type="float">
            <text:p>149</text:p>
          </table:table-cell>
          <table:table-cell office:value-type="string" calcext:value-type="string">
            <text:p>,</text:p>
          </table:table-cell>
          <table:table-cell table:formula="of:=[.H40]*[.H40]*[.H40]" office:value-type="float" office:value="55285.6063060145" calcext:value-type="float">
            <text:p>55285.6063060145</text:p>
          </table:table-cell>
          <table:table-cell table:formula="of:=(1024/[.$N$79])*[.N40]" office:value-type="float" office:value="56.6124608573588" calcext:value-type="float">
            <text:p>56.6124608573588</text:p>
          </table:table-cell>
          <table:table-cell table:formula="of:=ROUNDUP([.O40])"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formula="of:=(100/[.$G$79])*[.G41]" office:value-type="float" office:value="39.6825396825397" calcext:value-type="float">
            <text:p>39.6825396825397</text:p>
          </table:table-cell>
          <table:table-cell/>
          <table:table-cell table:formula="of:=[.H41]*[.H41]" office:value-type="float" office:value="1574.70395565634" calcext:value-type="float">
            <text:p>1574.70395565634</text:p>
          </table:table-cell>
          <table:table-cell table:formula="of:=(1024/[.$J$79])*[.J41]" office:value-type="float" office:value="161.249685059209" calcext:value-type="float">
            <text:p>161.249685059209</text:p>
          </table:table-cell>
          <table:table-cell table:formula="of:=ROUNDUP([.K41])" office:value-type="float" office:value="162" calcext:value-type="float">
            <text:p>162</text:p>
          </table:table-cell>
          <table:table-cell office:value-type="string" calcext:value-type="string">
            <text:p>,</text:p>
          </table:table-cell>
          <table:table-cell table:formula="of:=[.H41]*[.H41]*[.H41]" office:value-type="float" office:value="62488.2522085848" calcext:value-type="float">
            <text:p>62488.2522085848</text:p>
          </table:table-cell>
          <table:table-cell table:formula="of:=(1024/[.$N$79])*[.N41]" office:value-type="float" office:value="63.9879702615908" calcext:value-type="float">
            <text:p>63.9879702615908</text:p>
          </table:table-cell>
          <table:table-cell table:formula="of:=ROUNDUP([.O41])"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26" calcext:value-type="float">
            <text:p>26</text:p>
          </table:table-cell>
          <table:table-cell table:formula="of:=(100/[.$G$79])*[.G42]" office:value-type="float" office:value="41.2698412698413" calcext:value-type="float">
            <text:p>41.2698412698413</text:p>
          </table:table-cell>
          <table:table-cell/>
          <table:table-cell table:formula="of:=[.H42]*[.H42]" office:value-type="float" office:value="1703.19979843789" calcext:value-type="float">
            <text:p>1703.19979843789</text:p>
          </table:table-cell>
          <table:table-cell table:formula="of:=(1024/[.$J$79])*[.J42]" office:value-type="float" office:value="174.40765936004" calcext:value-type="float">
            <text:p>174.40765936004</text:p>
          </table:table-cell>
          <table:table-cell table:formula="of:=ROUNDUP([.K42])" office:value-type="float" office:value="175" calcext:value-type="float">
            <text:p>175</text:p>
          </table:table-cell>
          <table:table-cell office:value-type="string" calcext:value-type="string">
            <text:p>,</text:p>
          </table:table-cell>
          <table:table-cell table:formula="of:=[.H42]*[.H42]*[.H42]" office:value-type="float" office:value="70290.7853323575" calcext:value-type="float">
            <text:p>70290.7853323575</text:p>
          </table:table-cell>
          <table:table-cell table:formula="of:=(1024/[.$N$79])*[.N42]" office:value-type="float" office:value="71.9777641803341" calcext:value-type="float">
            <text:p>71.9777641803341</text:p>
          </table:table-cell>
          <table:table-cell table:formula="of:=ROUNDUP([.O42])" office:value-type="float" office:value="72" calcext:value-type="float">
            <text:p>7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table:formula="of:=(100/[.$G$79])*[.G43]" office:value-type="float" office:value="42.8571428571429" calcext:value-type="float">
            <text:p>42.8571428571429</text:p>
          </table:table-cell>
          <table:table-cell/>
          <table:table-cell table:formula="of:=[.H43]*[.H43]" office:value-type="float" office:value="1836.73469387755" calcext:value-type="float">
            <text:p>1836.73469387755</text:p>
          </table:table-cell>
          <table:table-cell table:formula="of:=(1024/[.$J$79])*[.J43]" office:value-type="float" office:value="188.081632653061" calcext:value-type="float">
            <text:p>188.081632653061</text:p>
          </table:table-cell>
          <table:table-cell table:formula="of:=ROUNDUP([.K43])" office:value-type="float" office:value="189" calcext:value-type="float">
            <text:p>189</text:p>
          </table:table-cell>
          <table:table-cell office:value-type="string" calcext:value-type="string">
            <text:p>,</text:p>
          </table:table-cell>
          <table:table-cell table:formula="of:=[.H43]*[.H43]*[.H43]" office:value-type="float" office:value="78717.2011661808" calcext:value-type="float">
            <text:p>78717.2011661808</text:p>
          </table:table-cell>
          <table:table-cell table:formula="of:=(1024/[.$N$79])*[.N43]" office:value-type="float" office:value="80.6064139941691" calcext:value-type="float">
            <text:p>80.6064139941691</text:p>
          </table:table-cell>
          <table:table-cell table:formula="of:=ROUNDUP([.O43])" office:value-type="float" office:value="81" calcext:value-type="float">
            <text:p>8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28" calcext:value-type="float">
            <text:p>28</text:p>
          </table:table-cell>
          <table:table-cell table:formula="of:=(100/[.$G$79])*[.G44]" office:value-type="float" office:value="44.4444444444444" calcext:value-type="float">
            <text:p>44.4444444444444</text:p>
          </table:table-cell>
          <table:table-cell/>
          <table:table-cell table:formula="of:=[.H44]*[.H44]" office:value-type="float" office:value="1975.30864197531" calcext:value-type="float">
            <text:p>1975.30864197531</text:p>
          </table:table-cell>
          <table:table-cell table:formula="of:=(1024/[.$J$79])*[.J44]" office:value-type="float" office:value="202.271604938272" calcext:value-type="float">
            <text:p>202.271604938272</text:p>
          </table:table-cell>
          <table:table-cell table:formula="of:=ROUNDUP([.K44])" office:value-type="float" office:value="203" calcext:value-type="float">
            <text:p>203</text:p>
          </table:table-cell>
          <table:table-cell office:value-type="string" calcext:value-type="string">
            <text:p>,</text:p>
          </table:table-cell>
          <table:table-cell table:formula="of:=[.H44]*[.H44]*[.H44]" office:value-type="float" office:value="87791.4951989026" calcext:value-type="float">
            <text:p>87791.4951989026</text:p>
          </table:table-cell>
          <table:table-cell table:formula="of:=(1024/[.$N$79])*[.N44]" office:value-type="float" office:value="89.8984910836763" calcext:value-type="float">
            <text:p>89.8984910836763</text:p>
          </table:table-cell>
          <table:table-cell table:formula="of:=ROUNDUP([.O44])" office:value-type="float" office:value="90" calcext:value-type="float">
            <text:p>9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29" calcext:value-type="float">
            <text:p>29</text:p>
          </table:table-cell>
          <table:table-cell table:formula="of:=(100/[.$G$79])*[.G45]" office:value-type="float" office:value="46.031746031746" calcext:value-type="float">
            <text:p>46.031746031746</text:p>
          </table:table-cell>
          <table:table-cell/>
          <table:table-cell table:formula="of:=[.H45]*[.H45]" office:value-type="float" office:value="2118.92164273117" calcext:value-type="float">
            <text:p>2118.92164273117</text:p>
          </table:table-cell>
          <table:table-cell table:formula="of:=(1024/[.$J$79])*[.J45]" office:value-type="float" office:value="216.977576215671" calcext:value-type="float">
            <text:p>216.977576215671</text:p>
          </table:table-cell>
          <table:table-cell table:formula="of:=ROUNDUP([.K45])" office:value-type="float" office:value="217" calcext:value-type="float">
            <text:p>217</text:p>
          </table:table-cell>
          <table:table-cell office:value-type="string" calcext:value-type="string">
            <text:p>,</text:p>
          </table:table-cell>
          <table:table-cell table:formula="of:=[.H45]*[.H45]*[.H45]" office:value-type="float" office:value="97537.6629193712" calcext:value-type="float">
            <text:p>97537.6629193712</text:p>
          </table:table-cell>
          <table:table-cell table:formula="of:=(1024/[.$N$79])*[.N45]" office:value-type="float" office:value="99.8785668294361" calcext:value-type="float">
            <text:p>99.8785668294361</text:p>
          </table:table-cell>
          <table:table-cell table:formula="of:=ROUNDUP([.O45])"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table:formula="of:=(100/[.$G$79])*[.G46]" office:value-type="float" office:value="47.6190476190476" calcext:value-type="float">
            <text:p>47.6190476190476</text:p>
          </table:table-cell>
          <table:table-cell/>
          <table:table-cell table:formula="of:=[.H46]*[.H46]" office:value-type="float" office:value="2267.57369614512" calcext:value-type="float">
            <text:p>2267.57369614512</text:p>
          </table:table-cell>
          <table:table-cell table:formula="of:=(1024/[.$J$79])*[.J46]" office:value-type="float" office:value="232.199546485261" calcext:value-type="float">
            <text:p>232.199546485261</text:p>
          </table:table-cell>
          <table:table-cell table:formula="of:=ROUNDUP([.K46])" office:value-type="float" office:value="233" calcext:value-type="float">
            <text:p>233</text:p>
          </table:table-cell>
          <table:table-cell office:value-type="string" calcext:value-type="string">
            <text:p>,</text:p>
          </table:table-cell>
          <table:table-cell table:formula="of:=[.H46]*[.H46]*[.H46]" office:value-type="float" office:value="107979.699816435" calcext:value-type="float">
            <text:p>107979.699816435</text:p>
          </table:table-cell>
          <table:table-cell table:formula="of:=(1024/[.$N$79])*[.N46]" office:value-type="float" office:value="110.571212612029" calcext:value-type="float">
            <text:p>110.571212612029</text:p>
          </table:table-cell>
          <table:table-cell table:formula="of:=ROUNDUP([.O46])" office:value-type="float" office:value="111" calcext:value-type="float">
            <text:p>11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table:formula="of:=(100/[.$G$79])*[.G47]" office:value-type="float" office:value="49.2063492063492" calcext:value-type="float">
            <text:p>49.2063492063492</text:p>
          </table:table-cell>
          <table:table-cell/>
          <table:table-cell table:formula="of:=[.H47]*[.H47]" office:value-type="float" office:value="2421.26480221718" calcext:value-type="float">
            <text:p>2421.26480221718</text:p>
          </table:table-cell>
          <table:table-cell table:formula="of:=(1024/[.$J$79])*[.J47]" office:value-type="float" office:value="247.93751574704" calcext:value-type="float">
            <text:p>247.93751574704</text:p>
          </table:table-cell>
          <table:table-cell table:formula="of:=ROUNDUP([.K47])" office:value-type="float" office:value="248" calcext:value-type="float">
            <text:p>248</text:p>
          </table:table-cell>
          <table:table-cell office:value-type="string" calcext:value-type="string">
            <text:p>,</text:p>
          </table:table-cell>
          <table:table-cell table:formula="of:=[.H47]*[.H47]*[.H47]" office:value-type="float" office:value="119141.601378941" calcext:value-type="float">
            <text:p>119141.601378941</text:p>
          </table:table-cell>
          <table:table-cell table:formula="of:=(1024/[.$N$79])*[.N47]" office:value-type="float" office:value="122.000999812035" calcext:value-type="float">
            <text:p>122.000999812035</text:p>
          </table:table-cell>
          <table:table-cell table:formula="of:=ROUNDUP([.O47])" office:value-type="float" office:value="123" calcext:value-type="float">
            <text:p>12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table:formula="of:=(100/[.$G$79])*[.G48]" office:value-type="float" office:value="50.7936507936508" calcext:value-type="float">
            <text:p>50.7936507936508</text:p>
          </table:table-cell>
          <table:table-cell/>
          <table:table-cell table:formula="of:=[.H48]*[.H48]" office:value-type="float" office:value="2579.99496094734" calcext:value-type="float">
            <text:p>2579.99496094734</text:p>
          </table:table-cell>
          <table:table-cell table:formula="of:=(1024/[.$J$79])*[.J48]" office:value-type="float" office:value="264.191484001008" calcext:value-type="float">
            <text:p>264.191484001008</text:p>
          </table:table-cell>
          <table:table-cell table:formula="of:=ROUNDUP([.K48])" office:value-type="float" office:value="265" calcext:value-type="float">
            <text:p>265</text:p>
          </table:table-cell>
          <table:table-cell office:value-type="string" calcext:value-type="string">
            <text:p>,</text:p>
          </table:table-cell>
          <table:table-cell table:formula="of:=[.H48]*[.H48]*[.H48]" office:value-type="float" office:value="131047.363095738" calcext:value-type="float">
            <text:p>131047.363095738</text:p>
          </table:table-cell>
          <table:table-cell table:formula="of:=(1024/[.$N$79])*[.N48]" office:value-type="float" office:value="134.192499810036" calcext:value-type="float">
            <text:p>134.192499810036</text:p>
          </table:table-cell>
          <table:table-cell table:formula="of:=ROUNDUP([.O48])" office:value-type="float" office:value="135" calcext:value-type="float">
            <text:p>13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33" calcext:value-type="float">
            <text:p>33</text:p>
          </table:table-cell>
          <table:table-cell table:formula="of:=(100/[.$G$79])*[.G49]" office:value-type="float" office:value="52.3809523809524" calcext:value-type="float">
            <text:p>52.3809523809524</text:p>
          </table:table-cell>
          <table:table-cell/>
          <table:table-cell table:formula="of:=[.H49]*[.H49]" office:value-type="float" office:value="2743.7641723356" calcext:value-type="float">
            <text:p>2743.7641723356</text:p>
          </table:table-cell>
          <table:table-cell table:formula="of:=(1024/[.$J$79])*[.J49]" office:value-type="float" office:value="280.961451247166" calcext:value-type="float">
            <text:p>280.961451247166</text:p>
          </table:table-cell>
          <table:table-cell table:formula="of:=ROUNDUP([.K49])" office:value-type="float" office:value="281" calcext:value-type="float">
            <text:p>281</text:p>
          </table:table-cell>
          <table:table-cell office:value-type="string" calcext:value-type="string">
            <text:p>,</text:p>
          </table:table-cell>
          <table:table-cell table:formula="of:=[.H49]*[.H49]*[.H49]" office:value-type="float" office:value="143720.980455674" calcext:value-type="float">
            <text:p>143720.980455674</text:p>
          </table:table-cell>
          <table:table-cell table:formula="of:=(1024/[.$N$79])*[.N49]" office:value-type="float" office:value="147.170283986611" calcext:value-type="float">
            <text:p>147.170283986611</text:p>
          </table:table-cell>
          <table:table-cell table:formula="of:=ROUNDUP([.O49])" office:value-type="float" office:value="148" calcext:value-type="float">
            <text:p>14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34" calcext:value-type="float">
            <text:p>34</text:p>
          </table:table-cell>
          <table:table-cell table:formula="of:=(100/[.$G$79])*[.G50]" office:value-type="float" office:value="53.968253968254" calcext:value-type="float">
            <text:p>53.968253968254</text:p>
          </table:table-cell>
          <table:table-cell/>
          <table:table-cell table:formula="of:=[.H50]*[.H50]" office:value-type="float" office:value="2912.57243638196" calcext:value-type="float">
            <text:p>2912.57243638196</text:p>
          </table:table-cell>
          <table:table-cell table:formula="of:=(1024/[.$J$79])*[.J50]" office:value-type="float" office:value="298.247417485513" calcext:value-type="float">
            <text:p>298.247417485513</text:p>
          </table:table-cell>
          <table:table-cell table:formula="of:=ROUNDUP([.K50])" office:value-type="float" office:value="299" calcext:value-type="float">
            <text:p>299</text:p>
          </table:table-cell>
          <table:table-cell office:value-type="string" calcext:value-type="string">
            <text:p>,</text:p>
          </table:table-cell>
          <table:table-cell table:formula="of:=[.H50]*[.H50]*[.H50]" office:value-type="float" office:value="157186.448947598" calcext:value-type="float">
            <text:p>157186.448947598</text:p>
          </table:table-cell>
          <table:table-cell table:formula="of:=(1024/[.$N$79])*[.N50]" office:value-type="float" office:value="160.95892372234" calcext:value-type="float">
            <text:p>160.95892372234</text:p>
          </table:table-cell>
          <table:table-cell table:formula="of:=ROUNDUP([.O50])" office:value-type="float" office:value="161" calcext:value-type="float">
            <text:p>16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35" calcext:value-type="float">
            <text:p>35</text:p>
          </table:table-cell>
          <table:table-cell table:formula="of:=(100/[.$G$79])*[.G51]" office:value-type="float" office:value="55.5555555555556" calcext:value-type="float">
            <text:p>55.5555555555556</text:p>
          </table:table-cell>
          <table:table-cell/>
          <table:table-cell table:formula="of:=[.H51]*[.H51]" office:value-type="float" office:value="3086.41975308642" calcext:value-type="float">
            <text:p>3086.41975308642</text:p>
          </table:table-cell>
          <table:table-cell table:formula="of:=(1024/[.$J$79])*[.J51]" office:value-type="float" office:value="316.049382716049" calcext:value-type="float">
            <text:p>316.049382716049</text:p>
          </table:table-cell>
          <table:table-cell table:formula="of:=ROUNDUP([.K51])" office:value-type="float" office:value="317" calcext:value-type="float">
            <text:p>317</text:p>
          </table:table-cell>
          <table:table-cell office:value-type="string" calcext:value-type="string">
            <text:p>,</text:p>
          </table:table-cell>
          <table:table-cell table:formula="of:=[.H51]*[.H51]*[.H51]" office:value-type="float" office:value="171467.764060357" calcext:value-type="float">
            <text:p>171467.764060357</text:p>
          </table:table-cell>
          <table:table-cell table:formula="of:=(1024/[.$N$79])*[.N51]" office:value-type="float" office:value="175.582990397805" calcext:value-type="float">
            <text:p>175.582990397805</text:p>
          </table:table-cell>
          <table:table-cell table:formula="of:=ROUNDUP([.O51])" office:value-type="float" office:value="176" calcext:value-type="float">
            <text:p>17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 table:formula="of:=(100/[.$G$79])*[.G52]" office:value-type="float" office:value="57.1428571428571" calcext:value-type="float">
            <text:p>57.1428571428571</text:p>
          </table:table-cell>
          <table:table-cell/>
          <table:table-cell table:formula="of:=[.H52]*[.H52]" office:value-type="float" office:value="3265.30612244898" calcext:value-type="float">
            <text:p>3265.30612244898</text:p>
          </table:table-cell>
          <table:table-cell table:formula="of:=(1024/[.$J$79])*[.J52]" office:value-type="float" office:value="334.367346938775" calcext:value-type="float">
            <text:p>334.367346938775</text:p>
          </table:table-cell>
          <table:table-cell table:formula="of:=ROUNDUP([.K52])" office:value-type="float" office:value="335" calcext:value-type="float">
            <text:p>335</text:p>
          </table:table-cell>
          <table:table-cell office:value-type="string" calcext:value-type="string">
            <text:p>,</text:p>
          </table:table-cell>
          <table:table-cell table:formula="of:=[.H52]*[.H52]*[.H52]" office:value-type="float" office:value="186588.921282799" calcext:value-type="float">
            <text:p>186588.921282799</text:p>
          </table:table-cell>
          <table:table-cell table:formula="of:=(1024/[.$N$79])*[.N52]" office:value-type="float" office:value="191.067055393586" calcext:value-type="float">
            <text:p>191.067055393586</text:p>
          </table:table-cell>
          <table:table-cell table:formula="of:=ROUNDUP([.O52])" office:value-type="float" office:value="192" calcext:value-type="float">
            <text:p>19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formula="of:=(100/[.$G$79])*[.G53]" office:value-type="float" office:value="58.7301587301587" calcext:value-type="float">
            <text:p>58.7301587301587</text:p>
          </table:table-cell>
          <table:table-cell/>
          <table:table-cell table:formula="of:=[.H53]*[.H53]" office:value-type="float" office:value="3449.23154446964" calcext:value-type="float">
            <text:p>3449.23154446964</text:p>
          </table:table-cell>
          <table:table-cell table:formula="of:=(1024/[.$J$79])*[.J53]" office:value-type="float" office:value="353.201310153691" calcext:value-type="float">
            <text:p>353.201310153691</text:p>
          </table:table-cell>
          <table:table-cell table:formula="of:=ROUNDUP([.K53])" office:value-type="float" office:value="354" calcext:value-type="float">
            <text:p>354</text:p>
          </table:table-cell>
          <table:table-cell office:value-type="string" calcext:value-type="string">
            <text:p>,</text:p>
          </table:table-cell>
          <table:table-cell table:formula="of:=[.H53]*[.H53]*[.H53]" office:value-type="float" office:value="202573.916103772" calcext:value-type="float">
            <text:p>202573.916103772</text:p>
          </table:table-cell>
          <table:table-cell table:formula="of:=(1024/[.$N$79])*[.N53]" office:value-type="float" office:value="207.435690090263" calcext:value-type="float">
            <text:p>207.435690090263</text:p>
          </table:table-cell>
          <table:table-cell table:formula="of:=ROUNDUP([.O53])" office:value-type="float" office:value="208" calcext:value-type="float">
            <text:p>20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 table:formula="of:=(100/[.$G$79])*[.G54]" office:value-type="float" office:value="60.3174603174603" calcext:value-type="float">
            <text:p>60.3174603174603</text:p>
          </table:table-cell>
          <table:table-cell/>
          <table:table-cell table:formula="of:=[.H54]*[.H54]" office:value-type="float" office:value="3638.1960191484" calcext:value-type="float">
            <text:p>3638.1960191484</text:p>
          </table:table-cell>
          <table:table-cell table:formula="of:=(1024/[.$J$79])*[.J54]" office:value-type="float" office:value="372.551272360796" calcext:value-type="float">
            <text:p>372.551272360796</text:p>
          </table:table-cell>
          <table:table-cell table:formula="of:=ROUNDUP([.K54])" office:value-type="float" office:value="373" calcext:value-type="float">
            <text:p>373</text:p>
          </table:table-cell>
          <table:table-cell office:value-type="string" calcext:value-type="string">
            <text:p>,</text:p>
          </table:table-cell>
          <table:table-cell table:formula="of:=[.H54]*[.H54]*[.H54]" office:value-type="float" office:value="219446.744012126" calcext:value-type="float">
            <text:p>219446.744012126</text:p>
          </table:table-cell>
          <table:table-cell table:formula="of:=(1024/[.$N$79])*[.N54]" office:value-type="float" office:value="224.713465868417" calcext:value-type="float">
            <text:p>224.713465868417</text:p>
          </table:table-cell>
          <table:table-cell table:formula="of:=ROUNDUP([.O54])" office:value-type="float" office:value="225" calcext:value-type="float">
            <text:p>22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39" calcext:value-type="float">
            <text:p>39</text:p>
          </table:table-cell>
          <table:table-cell table:formula="of:=(100/[.$G$79])*[.G55]" office:value-type="float" office:value="61.9047619047619" calcext:value-type="float">
            <text:p>61.9047619047619</text:p>
          </table:table-cell>
          <table:table-cell/>
          <table:table-cell table:formula="of:=[.H55]*[.H55]" office:value-type="float" office:value="3832.19954648526" calcext:value-type="float">
            <text:p>3832.19954648526</text:p>
          </table:table-cell>
          <table:table-cell table:formula="of:=(1024/[.$J$79])*[.J55]" office:value-type="float" office:value="392.417233560091" calcext:value-type="float">
            <text:p>392.417233560091</text:p>
          </table:table-cell>
          <table:table-cell table:formula="of:=ROUNDUP([.K55])" office:value-type="float" office:value="393" calcext:value-type="float">
            <text:p>393</text:p>
          </table:table-cell>
          <table:table-cell office:value-type="string" calcext:value-type="string">
            <text:p>,</text:p>
          </table:table-cell>
          <table:table-cell table:formula="of:=[.H55]*[.H55]*[.H55]" office:value-type="float" office:value="237231.400496707" calcext:value-type="float">
            <text:p>237231.400496707</text:p>
          </table:table-cell>
          <table:table-cell table:formula="of:=(1024/[.$N$79])*[.N55]" office:value-type="float" office:value="242.924954108627" calcext:value-type="float">
            <text:p>242.924954108627</text:p>
          </table:table-cell>
          <table:table-cell table:formula="of:=ROUNDUP([.O55])" office:value-type="float" office:value="243" calcext:value-type="float">
            <text:p>24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table:formula="of:=(100/[.$G$79])*[.G56]" office:value-type="float" office:value="63.4920634920635" calcext:value-type="float">
            <text:p>63.4920634920635</text:p>
          </table:table-cell>
          <table:table-cell/>
          <table:table-cell table:formula="of:=[.H56]*[.H56]" office:value-type="float" office:value="4031.24212648022" calcext:value-type="float">
            <text:p>4031.24212648022</text:p>
          </table:table-cell>
          <table:table-cell table:formula="of:=(1024/[.$J$79])*[.J56]" office:value-type="float" office:value="412.799193751575" calcext:value-type="float">
            <text:p>412.799193751575</text:p>
          </table:table-cell>
          <table:table-cell table:formula="of:=ROUNDUP([.K56])" office:value-type="float" office:value="413" calcext:value-type="float">
            <text:p>413</text:p>
          </table:table-cell>
          <table:table-cell office:value-type="string" calcext:value-type="string">
            <text:p>,</text:p>
          </table:table-cell>
          <table:table-cell table:formula="of:=[.H56]*[.H56]*[.H56]" office:value-type="float" office:value="255951.881046363" calcext:value-type="float">
            <text:p>255951.881046363</text:p>
          </table:table-cell>
          <table:table-cell table:formula="of:=(1024/[.$N$79])*[.N56]" office:value-type="float" office:value="262.094726191476" calcext:value-type="float">
            <text:p>262.094726191476</text:p>
          </table:table-cell>
          <table:table-cell table:formula="of:=ROUNDUP([.O56])" office:value-type="float" office:value="263" calcext:value-type="float">
            <text:p>26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table:formula="of:=(100/[.$G$79])*[.G57]" office:value-type="float" office:value="65.0793650793651" calcext:value-type="float">
            <text:p>65.0793650793651</text:p>
          </table:table-cell>
          <table:table-cell/>
          <table:table-cell table:formula="of:=[.H57]*[.H57]" office:value-type="float" office:value="4235.32375913328" calcext:value-type="float">
            <text:p>4235.32375913328</text:p>
          </table:table-cell>
          <table:table-cell table:formula="of:=(1024/[.$J$79])*[.J57]" office:value-type="float" office:value="433.697152935248" calcext:value-type="float">
            <text:p>433.697152935248</text:p>
          </table:table-cell>
          <table:table-cell table:formula="of:=ROUNDUP([.K57])" office:value-type="float" office:value="434" calcext:value-type="float">
            <text:p>434</text:p>
          </table:table-cell>
          <table:table-cell office:value-type="string" calcext:value-type="string">
            <text:p>,</text:p>
          </table:table-cell>
          <table:table-cell table:formula="of:=[.H57]*[.H57]*[.H57]" office:value-type="float" office:value="275632.181149944" calcext:value-type="float">
            <text:p>275632.181149944</text:p>
          </table:table-cell>
          <table:table-cell table:formula="of:=(1024/[.$N$79])*[.N57]" office:value-type="float" office:value="282.247353497542" calcext:value-type="float">
            <text:p>282.247353497542</text:p>
          </table:table-cell>
          <table:table-cell table:formula="of:=ROUNDUP([.O57])" office:value-type="float" office:value="283" calcext:value-type="float">
            <text:p>2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42" calcext:value-type="float">
            <text:p>42</text:p>
          </table:table-cell>
          <table:table-cell table:formula="of:=(100/[.$G$79])*[.G58]" office:value-type="float" office:value="66.6666666666667" calcext:value-type="float">
            <text:p>66.6666666666667</text:p>
          </table:table-cell>
          <table:table-cell/>
          <table:table-cell table:formula="of:=[.H58]*[.H58]" office:value-type="float" office:value="4444.44444444444" calcext:value-type="float">
            <text:p>4444.44444444444</text:p>
          </table:table-cell>
          <table:table-cell table:formula="of:=(1024/[.$J$79])*[.J58]" office:value-type="float" office:value="455.111111111111" calcext:value-type="float">
            <text:p>455.111111111111</text:p>
          </table:table-cell>
          <table:table-cell table:formula="of:=ROUNDUP([.K58])" office:value-type="float" office:value="456" calcext:value-type="float">
            <text:p>456</text:p>
          </table:table-cell>
          <table:table-cell office:value-type="string" calcext:value-type="string">
            <text:p>,</text:p>
          </table:table-cell>
          <table:table-cell table:formula="of:=[.H58]*[.H58]*[.H58]" office:value-type="float" office:value="296296.296296296" calcext:value-type="float">
            <text:p>296296.296296296</text:p>
          </table:table-cell>
          <table:table-cell table:formula="of:=(1024/[.$N$79])*[.N58]" office:value-type="float" office:value="303.407407407407" calcext:value-type="float">
            <text:p>303.407407407407</text:p>
          </table:table-cell>
          <table:table-cell table:formula="of:=ROUNDUP([.O58])" office:value-type="float" office:value="304" calcext:value-type="float">
            <text:p>30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formula="of:=(100/[.$G$79])*[.G59]" office:value-type="float" office:value="68.2539682539683" calcext:value-type="float">
            <text:p>68.2539682539683</text:p>
          </table:table-cell>
          <table:table-cell/>
          <table:table-cell table:formula="of:=[.H59]*[.H59]" office:value-type="float" office:value="4658.60418241371" calcext:value-type="float">
            <text:p>4658.60418241371</text:p>
          </table:table-cell>
          <table:table-cell table:formula="of:=(1024/[.$J$79])*[.J59]" office:value-type="float" office:value="477.041068279164" calcext:value-type="float">
            <text:p>477.041068279164</text:p>
          </table:table-cell>
          <table:table-cell table:formula="of:=ROUNDUP([.K59])" office:value-type="float" office:value="478" calcext:value-type="float">
            <text:p>478</text:p>
          </table:table-cell>
          <table:table-cell office:value-type="string" calcext:value-type="string">
            <text:p>,</text:p>
          </table:table-cell>
          <table:table-cell table:formula="of:=[.H59]*[.H59]*[.H59]" office:value-type="float" office:value="317968.221974269" calcext:value-type="float">
            <text:p>317968.221974269</text:p>
          </table:table-cell>
          <table:table-cell table:formula="of:=(1024/[.$N$79])*[.N59]" office:value-type="float" office:value="325.599459301651" calcext:value-type="float">
            <text:p>325.599459301651</text:p>
          </table:table-cell>
          <table:table-cell table:formula="of:=ROUNDUP([.O59])" office:value-type="float" office:value="326" calcext:value-type="float">
            <text:p>32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44" calcext:value-type="float">
            <text:p>44</text:p>
          </table:table-cell>
          <table:table-cell table:formula="of:=(100/[.$G$79])*[.G60]" office:value-type="float" office:value="69.8412698412698" calcext:value-type="float">
            <text:p>69.8412698412698</text:p>
          </table:table-cell>
          <table:table-cell/>
          <table:table-cell table:formula="of:=[.H60]*[.H60]" office:value-type="float" office:value="4877.80297304107" calcext:value-type="float">
            <text:p>4877.80297304107</text:p>
          </table:table-cell>
          <table:table-cell table:formula="of:=(1024/[.$J$79])*[.J60]" office:value-type="float" office:value="499.487024439405" calcext:value-type="float">
            <text:p>499.487024439405</text:p>
          </table:table-cell>
          <table:table-cell table:formula="of:=ROUNDUP([.K60])"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table:formula="of:=[.H60]*[.H60]*[.H60]" office:value-type="float" office:value="340671.953672709" calcext:value-type="float">
            <text:p>340671.953672709</text:p>
          </table:table-cell>
          <table:table-cell table:formula="of:=(1024/[.$N$79])*[.N60]" office:value-type="float" office:value="348.848080560854" calcext:value-type="float">
            <text:p>348.848080560854</text:p>
          </table:table-cell>
          <table:table-cell table:formula="of:=ROUNDUP([.O60])" office:value-type="float" office:value="349" calcext:value-type="float">
            <text:p>34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table:formula="of:=(100/[.$G$79])*[.G61]" office:value-type="float" office:value="71.4285714285714" calcext:value-type="float">
            <text:p>71.4285714285714</text:p>
          </table:table-cell>
          <table:table-cell/>
          <table:table-cell table:formula="of:=[.H61]*[.H61]" office:value-type="float" office:value="5102.04081632653" calcext:value-type="float">
            <text:p>5102.04081632653</text:p>
          </table:table-cell>
          <table:table-cell table:formula="of:=(1024/[.$J$79])*[.J61]" office:value-type="float" office:value="522.448979591837" calcext:value-type="float">
            <text:p>522.448979591837</text:p>
          </table:table-cell>
          <table:table-cell table:formula="of:=ROUNDUP([.K61])" office:value-type="float" office:value="523" calcext:value-type="float">
            <text:p>523</text:p>
          </table:table-cell>
          <table:table-cell office:value-type="string" calcext:value-type="string">
            <text:p>,</text:p>
          </table:table-cell>
          <table:table-cell table:formula="of:=[.H61]*[.H61]*[.H61]" office:value-type="float" office:value="364431.486880467" calcext:value-type="float">
            <text:p>364431.486880467</text:p>
          </table:table-cell>
          <table:table-cell table:formula="of:=(1024/[.$N$79])*[.N61]" office:value-type="float" office:value="373.177842565598" calcext:value-type="float">
            <text:p>373.177842565598</text:p>
          </table:table-cell>
          <table:table-cell table:formula="of:=ROUNDUP([.O61])" office:value-type="float" office:value="374" calcext:value-type="float">
            <text:p>37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46" calcext:value-type="float">
            <text:p>46</text:p>
          </table:table-cell>
          <table:table-cell table:formula="of:=(100/[.$G$79])*[.G62]" office:value-type="float" office:value="73.015873015873" calcext:value-type="float">
            <text:p>73.015873015873</text:p>
          </table:table-cell>
          <table:table-cell/>
          <table:table-cell table:formula="of:=[.H62]*[.H62]" office:value-type="float" office:value="5331.31771227009" calcext:value-type="float">
            <text:p>5331.31771227009</text:p>
          </table:table-cell>
          <table:table-cell table:formula="of:=(1024/[.$J$79])*[.J62]" office:value-type="float" office:value="545.926933736458" calcext:value-type="float">
            <text:p>545.926933736458</text:p>
          </table:table-cell>
          <table:table-cell table:formula="of:=ROUNDUP([.K62])" office:value-type="float" office:value="546" calcext:value-type="float">
            <text:p>546</text:p>
          </table:table-cell>
          <table:table-cell office:value-type="string" calcext:value-type="string">
            <text:p>,</text:p>
          </table:table-cell>
          <table:table-cell table:formula="of:=[.H62]*[.H62]*[.H62]" office:value-type="float" office:value="389270.817086388" calcext:value-type="float">
            <text:p>389270.817086388</text:p>
          </table:table-cell>
          <table:table-cell table:formula="of:=(1024/[.$N$79])*[.N62]" office:value-type="float" office:value="398.613316696461" calcext:value-type="float">
            <text:p>398.613316696461</text:p>
          </table:table-cell>
          <table:table-cell table:formula="of:=ROUNDUP([.O62])" office:value-type="float" office:value="399" calcext:value-type="float">
            <text:p>39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47" calcext:value-type="float">
            <text:p>47</text:p>
          </table:table-cell>
          <table:table-cell table:formula="of:=(100/[.$G$79])*[.G63]" office:value-type="float" office:value="74.6031746031746" calcext:value-type="float">
            <text:p>74.6031746031746</text:p>
          </table:table-cell>
          <table:table-cell/>
          <table:table-cell table:formula="of:=[.H63]*[.H63]" office:value-type="float" office:value="5565.63366087176" calcext:value-type="float">
            <text:p>5565.63366087176</text:p>
          </table:table-cell>
          <table:table-cell table:formula="of:=(1024/[.$J$79])*[.J63]" office:value-type="float" office:value="569.920886873268" calcext:value-type="float">
            <text:p>569.920886873268</text:p>
          </table:table-cell>
          <table:table-cell table:formula="of:=ROUNDUP([.K63])" office:value-type="float" office:value="570" calcext:value-type="float">
            <text:p>570</text:p>
          </table:table-cell>
          <table:table-cell office:value-type="string" calcext:value-type="string">
            <text:p>,</text:p>
          </table:table-cell>
          <table:table-cell table:formula="of:=[.H63]*[.H63]*[.H63]" office:value-type="float" office:value="415213.939779321" calcext:value-type="float">
            <text:p>415213.939779321</text:p>
          </table:table-cell>
          <table:table-cell table:formula="of:=(1024/[.$N$79])*[.N63]" office:value-type="float" office:value="425.179074334025" calcext:value-type="float">
            <text:p>425.179074334025</text:p>
          </table:table-cell>
          <table:table-cell table:formula="of:=ROUNDUP([.O63])" office:value-type="float" office:value="426" calcext:value-type="float">
            <text:p>42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table:formula="of:=(100/[.$G$79])*[.G64]" office:value-type="float" office:value="76.1904761904762" calcext:value-type="float">
            <text:p>76.1904761904762</text:p>
          </table:table-cell>
          <table:table-cell/>
          <table:table-cell table:formula="of:=[.H64]*[.H64]" office:value-type="float" office:value="5804.98866213152" calcext:value-type="float">
            <text:p>5804.98866213152</text:p>
          </table:table-cell>
          <table:table-cell table:formula="of:=(1024/[.$J$79])*[.J64]" office:value-type="float" office:value="594.430839002268" calcext:value-type="float">
            <text:p>594.430839002268</text:p>
          </table:table-cell>
          <table:table-cell table:formula="of:=ROUNDUP([.K64])" office:value-type="float" office:value="595" calcext:value-type="float">
            <text:p>595</text:p>
          </table:table-cell>
          <table:table-cell office:value-type="string" calcext:value-type="string">
            <text:p>,</text:p>
          </table:table-cell>
          <table:table-cell table:formula="of:=[.H64]*[.H64]*[.H64]" office:value-type="float" office:value="442284.850448116" calcext:value-type="float">
            <text:p>442284.850448116</text:p>
          </table:table-cell>
          <table:table-cell table:formula="of:=(1024/[.$N$79])*[.N64]" office:value-type="float" office:value="452.899686858871" calcext:value-type="float">
            <text:p>452.899686858871</text:p>
          </table:table-cell>
          <table:table-cell table:formula="of:=ROUNDUP([.O64])" office:value-type="float" office:value="453" calcext:value-type="float">
            <text:p>45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49" calcext:value-type="float">
            <text:p>49</text:p>
          </table:table-cell>
          <table:table-cell table:formula="of:=(100/[.$G$79])*[.G65]" office:value-type="float" office:value="77.7777777777778" calcext:value-type="float">
            <text:p>77.7777777777778</text:p>
          </table:table-cell>
          <table:table-cell/>
          <table:table-cell table:formula="of:=[.H65]*[.H65]" office:value-type="float" office:value="6049.38271604938" calcext:value-type="float">
            <text:p>6049.38271604938</text:p>
          </table:table-cell>
          <table:table-cell table:formula="of:=(1024/[.$J$79])*[.J65]" office:value-type="float" office:value="619.456790123457" calcext:value-type="float">
            <text:p>619.456790123457</text:p>
          </table:table-cell>
          <table:table-cell table:formula="of:=ROUNDUP([.K65])" office:value-type="float" office:value="620" calcext:value-type="float">
            <text:p>620</text:p>
          </table:table-cell>
          <table:table-cell office:value-type="string" calcext:value-type="string">
            <text:p>,</text:p>
          </table:table-cell>
          <table:table-cell table:formula="of:=[.H65]*[.H65]*[.H65]" office:value-type="float" office:value="470507.544581619" calcext:value-type="float">
            <text:p>470507.544581619</text:p>
          </table:table-cell>
          <table:table-cell table:formula="of:=(1024/[.$N$79])*[.N65]" office:value-type="float" office:value="481.799725651577" calcext:value-type="float">
            <text:p>481.799725651577</text:p>
          </table:table-cell>
          <table:table-cell table:formula="of:=ROUNDUP([.O65])" office:value-type="float" office:value="482" calcext:value-type="float">
            <text:p>48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formula="of:=(100/[.$G$79])*[.G66]" office:value-type="float" office:value="79.3650793650794" calcext:value-type="float">
            <text:p>79.3650793650794</text:p>
          </table:table-cell>
          <table:table-cell/>
          <table:table-cell table:formula="of:=[.H66]*[.H66]" office:value-type="float" office:value="6298.81582262535" calcext:value-type="float">
            <text:p>6298.81582262535</text:p>
          </table:table-cell>
          <table:table-cell table:formula="of:=(1024/[.$J$79])*[.J66]" office:value-type="float" office:value="644.998740236836" calcext:value-type="float">
            <text:p>644.998740236836</text:p>
          </table:table-cell>
          <table:table-cell table:formula="of:=ROUNDUP([.K66])" office:value-type="float" office:value="645" calcext:value-type="float">
            <text:p>645</text:p>
          </table:table-cell>
          <table:table-cell office:value-type="string" calcext:value-type="string">
            <text:p>,</text:p>
          </table:table-cell>
          <table:table-cell table:formula="of:=[.H66]*[.H66]*[.H66]" office:value-type="float" office:value="499906.017668678" calcext:value-type="float">
            <text:p>499906.017668678</text:p>
          </table:table-cell>
          <table:table-cell table:formula="of:=(1024/[.$N$79])*[.N66]" office:value-type="float" office:value="511.903762092727" calcext:value-type="float">
            <text:p>511.903762092727</text:p>
          </table:table-cell>
          <table:table-cell table:formula="of:=ROUNDUP([.O66])" office:value-type="float" office:value="512" calcext:value-type="float">
            <text:p>51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51" calcext:value-type="float">
            <text:p>51</text:p>
          </table:table-cell>
          <table:table-cell table:formula="of:=(100/[.$G$79])*[.G67]" office:value-type="float" office:value="80.952380952381" calcext:value-type="float">
            <text:p>80.952380952381</text:p>
          </table:table-cell>
          <table:table-cell/>
          <table:table-cell table:formula="of:=[.H67]*[.H67]" office:value-type="float" office:value="6553.28798185941" calcext:value-type="float">
            <text:p>6553.28798185941</text:p>
          </table:table-cell>
          <table:table-cell table:formula="of:=(1024/[.$J$79])*[.J67]" office:value-type="float" office:value="671.056689342404" calcext:value-type="float">
            <text:p>671.056689342404</text:p>
          </table:table-cell>
          <table:table-cell table:formula="of:=ROUNDUP([.K67])" office:value-type="float" office:value="672" calcext:value-type="float">
            <text:p>672</text:p>
          </table:table-cell>
          <table:table-cell office:value-type="string" calcext:value-type="string">
            <text:p>,</text:p>
          </table:table-cell>
          <table:table-cell table:formula="of:=[.H67]*[.H67]*[.H67]" office:value-type="float" office:value="530504.265198143" calcext:value-type="float">
            <text:p>530504.265198143</text:p>
          </table:table-cell>
          <table:table-cell table:formula="of:=(1024/[.$N$79])*[.N67]" office:value-type="float" office:value="543.236367562898" calcext:value-type="float">
            <text:p>543.236367562898</text:p>
          </table:table-cell>
          <table:table-cell table:formula="of:=ROUNDUP([.O67])" office:value-type="float" office:value="544" calcext:value-type="float">
            <text:p>54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52" calcext:value-type="float">
            <text:p>52</text:p>
          </table:table-cell>
          <table:table-cell table:formula="of:=(100/[.$G$79])*[.G68]" office:value-type="float" office:value="82.5396825396825" calcext:value-type="float">
            <text:p>82.5396825396825</text:p>
          </table:table-cell>
          <table:table-cell/>
          <table:table-cell table:formula="of:=[.H68]*[.H68]" office:value-type="float" office:value="6812.79919375157" calcext:value-type="float">
            <text:p>6812.79919375157</text:p>
          </table:table-cell>
          <table:table-cell table:formula="of:=(1024/[.$J$79])*[.J68]" office:value-type="float" office:value="697.630637440161" calcext:value-type="float">
            <text:p>697.630637440161</text:p>
          </table:table-cell>
          <table:table-cell table:formula="of:=ROUNDUP([.K68])" office:value-type="float" office:value="698" calcext:value-type="float">
            <text:p>698</text:p>
          </table:table-cell>
          <table:table-cell office:value-type="string" calcext:value-type="string">
            <text:p>,</text:p>
          </table:table-cell>
          <table:table-cell table:formula="of:=[.H68]*[.H68]*[.H68]" office:value-type="float" office:value="562326.28265886" calcext:value-type="float">
            <text:p>562326.28265886</text:p>
          </table:table-cell>
          <table:table-cell table:formula="of:=(1024/[.$N$79])*[.N68]" office:value-type="float" office:value="575.822113442673" calcext:value-type="float">
            <text:p>575.822113442673</text:p>
          </table:table-cell>
          <table:table-cell table:formula="of:=ROUNDUP([.O68])" office:value-type="float" office:value="576" calcext:value-type="float">
            <text:p>57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53" calcext:value-type="float">
            <text:p>53</text:p>
          </table:table-cell>
          <table:table-cell table:formula="of:=(100/[.$G$79])*[.G69]" office:value-type="float" office:value="84.1269841269841" calcext:value-type="float">
            <text:p>84.1269841269841</text:p>
          </table:table-cell>
          <table:table-cell/>
          <table:table-cell table:formula="of:=[.H69]*[.H69]" office:value-type="float" office:value="7077.34945830184" calcext:value-type="float">
            <text:p>7077.34945830184</text:p>
          </table:table-cell>
          <table:table-cell table:formula="of:=(1024/[.$J$79])*[.J69]" office:value-type="float" office:value="724.720584530108" calcext:value-type="float">
            <text:p>724.720584530108</text:p>
          </table:table-cell>
          <table:table-cell table:formula="of:=ROUNDUP([.K69])" office:value-type="float" office:value="725" calcext:value-type="float">
            <text:p>725</text:p>
          </table:table-cell>
          <table:table-cell office:value-type="string" calcext:value-type="string">
            <text:p>,</text:p>
          </table:table-cell>
          <table:table-cell table:formula="of:=[.H69]*[.H69]*[.H69]" office:value-type="float" office:value="595396.065539679" calcext:value-type="float">
            <text:p>595396.065539679</text:p>
          </table:table-cell>
          <table:table-cell table:formula="of:=(1024/[.$N$79])*[.N69]" office:value-type="float" office:value="609.685571112631" calcext:value-type="float">
            <text:p>609.685571112631</text:p>
          </table:table-cell>
          <table:table-cell table:formula="of:=ROUNDUP([.O69])" office:value-type="float" office:value="610" calcext:value-type="float">
            <text:p>6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54" calcext:value-type="float">
            <text:p>54</text:p>
          </table:table-cell>
          <table:table-cell table:formula="of:=(100/[.$G$79])*[.G70]" office:value-type="float" office:value="85.7142857142857" calcext:value-type="float">
            <text:p>85.7142857142857</text:p>
          </table:table-cell>
          <table:table-cell/>
          <table:table-cell table:formula="of:=[.H70]*[.H70]" office:value-type="float" office:value="7346.9387755102" calcext:value-type="float">
            <text:p>7346.9387755102</text:p>
          </table:table-cell>
          <table:table-cell table:formula="of:=(1024/[.$J$79])*[.J70]" office:value-type="float" office:value="752.326530612245" calcext:value-type="float">
            <text:p>752.326530612245</text:p>
          </table:table-cell>
          <table:table-cell table:formula="of:=ROUNDUP([.K70])" office:value-type="float" office:value="753" calcext:value-type="float">
            <text:p>753</text:p>
          </table:table-cell>
          <table:table-cell office:value-type="string" calcext:value-type="string">
            <text:p>,</text:p>
          </table:table-cell>
          <table:table-cell table:formula="of:=[.H70]*[.H70]*[.H70]" office:value-type="float" office:value="629737.609329446" calcext:value-type="float">
            <text:p>629737.609329446</text:p>
          </table:table-cell>
          <table:table-cell table:formula="of:=(1024/[.$N$79])*[.N70]" office:value-type="float" office:value="644.851311953353" calcext:value-type="float">
            <text:p>644.851311953353</text:p>
          </table:table-cell>
          <table:table-cell table:formula="of:=ROUNDUP([.O70])" office:value-type="float" office:value="645" calcext:value-type="float">
            <text:p>64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55" calcext:value-type="float">
            <text:p>55</text:p>
          </table:table-cell>
          <table:table-cell table:formula="of:=(100/[.$G$79])*[.G71]" office:value-type="float" office:value="87.3015873015873" calcext:value-type="float">
            <text:p>87.3015873015873</text:p>
          </table:table-cell>
          <table:table-cell/>
          <table:table-cell table:formula="of:=[.H71]*[.H71]" office:value-type="float" office:value="7621.56714537667" calcext:value-type="float">
            <text:p>7621.56714537667</text:p>
          </table:table-cell>
          <table:table-cell table:formula="of:=(1024/[.$J$79])*[.J71]" office:value-type="float" office:value="780.448475686571" calcext:value-type="float">
            <text:p>780.448475686571</text:p>
          </table:table-cell>
          <table:table-cell table:formula="of:=ROUNDUP([.K71])" office:value-type="float" office:value="781" calcext:value-type="float">
            <text:p>781</text:p>
          </table:table-cell>
          <table:table-cell office:value-type="string" calcext:value-type="string">
            <text:p>,</text:p>
          </table:table-cell>
          <table:table-cell table:formula="of:=[.H71]*[.H71]*[.H71]" office:value-type="float" office:value="665374.909517011" calcext:value-type="float">
            <text:p>665374.909517011</text:p>
          </table:table-cell>
          <table:table-cell table:formula="of:=(1024/[.$N$79])*[.N71]" office:value-type="float" office:value="681.343907345419" calcext:value-type="float">
            <text:p>681.343907345419</text:p>
          </table:table-cell>
          <table:table-cell table:formula="of:=ROUNDUP([.O71])" office:value-type="float" office:value="682" calcext:value-type="float">
            <text:p>68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formula="of:=(100/[.$G$79])*[.G72]" office:value-type="float" office:value="88.8888888888889" calcext:value-type="float">
            <text:p>88.8888888888889</text:p>
          </table:table-cell>
          <table:table-cell/>
          <table:table-cell table:formula="of:=[.H72]*[.H72]" office:value-type="float" office:value="7901.23456790123" calcext:value-type="float">
            <text:p>7901.23456790123</text:p>
          </table:table-cell>
          <table:table-cell table:formula="of:=(1024/[.$J$79])*[.J72]" office:value-type="float" office:value="809.086419753086" calcext:value-type="float">
            <text:p>809.086419753086</text:p>
          </table:table-cell>
          <table:table-cell table:formula="of:=ROUNDUP([.K72])" office:value-type="float" office:value="810" calcext:value-type="float">
            <text:p>810</text:p>
          </table:table-cell>
          <table:table-cell office:value-type="string" calcext:value-type="string">
            <text:p>,</text:p>
          </table:table-cell>
          <table:table-cell table:formula="of:=[.H72]*[.H72]*[.H72]" office:value-type="float" office:value="702331.961591221" calcext:value-type="float">
            <text:p>702331.961591221</text:p>
          </table:table-cell>
          <table:table-cell table:formula="of:=(1024/[.$N$79])*[.N72]" office:value-type="float" office:value="719.18792866941" calcext:value-type="float">
            <text:p>719.18792866941</text:p>
          </table:table-cell>
          <table:table-cell table:formula="of:=ROUNDUP([.O72])" office:value-type="float" office:value="720" calcext:value-type="float">
            <text:p>7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57" calcext:value-type="float">
            <text:p>57</text:p>
          </table:table-cell>
          <table:table-cell table:formula="of:=(100/[.$G$79])*[.G73]" office:value-type="float" office:value="90.4761904761905" calcext:value-type="float">
            <text:p>90.4761904761905</text:p>
          </table:table-cell>
          <table:table-cell/>
          <table:table-cell table:formula="of:=[.H73]*[.H73]" office:value-type="float" office:value="8185.9410430839" calcext:value-type="float">
            <text:p>8185.9410430839</text:p>
          </table:table-cell>
          <table:table-cell table:formula="of:=(1024/[.$J$79])*[.J73]" office:value-type="float" office:value="838.240362811791" calcext:value-type="float">
            <text:p>838.240362811791</text:p>
          </table:table-cell>
          <table:table-cell table:formula="of:=ROUNDUP([.K73])" office:value-type="float" office:value="839" calcext:value-type="float">
            <text:p>839</text:p>
          </table:table-cell>
          <table:table-cell office:value-type="string" calcext:value-type="string">
            <text:p>,</text:p>
          </table:table-cell>
          <table:table-cell table:formula="of:=[.H73]*[.H73]*[.H73]" office:value-type="float" office:value="740632.761040924" calcext:value-type="float">
            <text:p>740632.761040924</text:p>
          </table:table-cell>
          <table:table-cell table:formula="of:=(1024/[.$N$79])*[.N73]" office:value-type="float" office:value="758.407947305906" calcext:value-type="float">
            <text:p>758.407947305906</text:p>
          </table:table-cell>
          <table:table-cell table:formula="of:=ROUNDUP([.O73])" office:value-type="float" office:value="759" calcext:value-type="float">
            <text:p>75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table:formula="of:=(100/[.$G$79])*[.G74]" office:value-type="float" office:value="92.0634920634921" calcext:value-type="float">
            <text:p>92.0634920634921</text:p>
          </table:table-cell>
          <table:table-cell/>
          <table:table-cell table:formula="of:=[.H74]*[.H74]" office:value-type="float" office:value="8475.68657092467" calcext:value-type="float">
            <text:p>8475.68657092467</text:p>
          </table:table-cell>
          <table:table-cell table:formula="of:=(1024/[.$J$79])*[.J74]" office:value-type="float" office:value="867.910304862686" calcext:value-type="float">
            <text:p>867.910304862686</text:p>
          </table:table-cell>
          <table:table-cell table:formula="of:=ROUNDUP([.K74])" office:value-type="float" office:value="868" calcext:value-type="float">
            <text:p>868</text:p>
          </table:table-cell>
          <table:table-cell office:value-type="string" calcext:value-type="string">
            <text:p>,</text:p>
          </table:table-cell>
          <table:table-cell table:formula="of:=[.H74]*[.H74]*[.H74]" office:value-type="float" office:value="780301.303354969" calcext:value-type="float">
            <text:p>780301.303354969</text:p>
          </table:table-cell>
          <table:table-cell table:formula="of:=(1024/[.$N$79])*[.N74]" office:value-type="float" office:value="799.028534635489" calcext:value-type="float">
            <text:p>799.028534635489</text:p>
          </table:table-cell>
          <table:table-cell table:formula="of:=ROUNDUP([.O74])" office:value-type="float" office:value="800" calcext:value-type="float">
            <text:p>8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59" calcext:value-type="float">
            <text:p>59</text:p>
          </table:table-cell>
          <table:table-cell table:formula="of:=(100/[.$G$79])*[.G75]" office:value-type="float" office:value="93.6507936507936" calcext:value-type="float">
            <text:p>93.6507936507936</text:p>
          </table:table-cell>
          <table:table-cell/>
          <table:table-cell table:formula="of:=[.H75]*[.H75]" office:value-type="float" office:value="8770.47115142353" calcext:value-type="float">
            <text:p>8770.47115142353</text:p>
          </table:table-cell>
          <table:table-cell table:formula="of:=(1024/[.$J$79])*[.J75]" office:value-type="float" office:value="898.09624590577" calcext:value-type="float">
            <text:p>898.09624590577</text:p>
          </table:table-cell>
          <table:table-cell table:formula="of:=ROUNDUP([.K75])" office:value-type="float" office:value="899" calcext:value-type="float">
            <text:p>899</text:p>
          </table:table-cell>
          <table:table-cell office:value-type="string" calcext:value-type="string">
            <text:p>,</text:p>
          </table:table-cell>
          <table:table-cell table:formula="of:=[.H75]*[.H75]*[.H75]" office:value-type="float" office:value="821361.584022204" calcext:value-type="float">
            <text:p>821361.584022204</text:p>
          </table:table-cell>
          <table:table-cell table:formula="of:=(1024/[.$N$79])*[.N75]" office:value-type="float" office:value="841.074262038737" calcext:value-type="float">
            <text:p>841.074262038737</text:p>
          </table:table-cell>
          <table:table-cell table:formula="of:=ROUNDUP([.O75])" office:value-type="float" office:value="842" calcext:value-type="float">
            <text:p>84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table:formula="of:=(100/[.$G$79])*[.G76]" office:value-type="float" office:value="95.2380952380952" calcext:value-type="float">
            <text:p>95.2380952380952</text:p>
          </table:table-cell>
          <table:table-cell/>
          <table:table-cell table:formula="of:=[.H76]*[.H76]" office:value-type="float" office:value="9070.2947845805" calcext:value-type="float">
            <text:p>9070.2947845805</text:p>
          </table:table-cell>
          <table:table-cell table:formula="of:=(1024/[.$J$79])*[.J76]" office:value-type="float" office:value="928.798185941043" calcext:value-type="float">
            <text:p>928.798185941043</text:p>
          </table:table-cell>
          <table:table-cell table:formula="of:=ROUNDUP([.K76])" office:value-type="float" office:value="929" calcext:value-type="float">
            <text:p>929</text:p>
          </table:table-cell>
          <table:table-cell office:value-type="string" calcext:value-type="string">
            <text:p>,</text:p>
          </table:table-cell>
          <table:table-cell table:formula="of:=[.H76]*[.H76]*[.H76]" office:value-type="float" office:value="863837.598531476" calcext:value-type="float">
            <text:p>863837.598531476</text:p>
          </table:table-cell>
          <table:table-cell table:formula="of:=(1024/[.$N$79])*[.N76]" office:value-type="float" office:value="884.569700896231" calcext:value-type="float">
            <text:p>884.569700896231</text:p>
          </table:table-cell>
          <table:table-cell table:formula="of:=ROUNDUP([.O76])" office:value-type="float" office:value="885" calcext:value-type="float">
            <text:p>88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61" calcext:value-type="float">
            <text:p>61</text:p>
          </table:table-cell>
          <table:table-cell table:formula="of:=(100/[.$G$79])*[.G77]" office:value-type="float" office:value="96.8253968253968" calcext:value-type="float">
            <text:p>96.8253968253968</text:p>
          </table:table-cell>
          <table:table-cell/>
          <table:table-cell table:formula="of:=[.H77]*[.H77]" office:value-type="float" office:value="9375.15747039556" calcext:value-type="float">
            <text:p>9375.15747039556</text:p>
          </table:table-cell>
          <table:table-cell table:formula="of:=(1024/[.$J$79])*[.J77]" office:value-type="float" office:value="960.016124968506" calcext:value-type="float">
            <text:p>960.016124968506</text:p>
          </table:table-cell>
          <table:table-cell table:formula="of:=ROUNDUP([.K77])" office:value-type="float" office:value="961" calcext:value-type="float">
            <text:p>961</text:p>
          </table:table-cell>
          <table:table-cell office:value-type="string" calcext:value-type="string">
            <text:p>,</text:p>
          </table:table-cell>
          <table:table-cell table:formula="of:=[.H77]*[.H77]*[.H77]" office:value-type="float" office:value="907753.342371634" calcext:value-type="float">
            <text:p>907753.342371634</text:p>
          </table:table-cell>
          <table:table-cell table:formula="of:=(1024/[.$N$79])*[.N77]" office:value-type="float" office:value="929.539422588553" calcext:value-type="float">
            <text:p>929.539422588553</text:p>
          </table:table-cell>
          <table:table-cell table:formula="of:=ROUNDUP([.O77])" office:value-type="float" office:value="930" calcext:value-type="float">
            <text:p>93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formula="of:=(100/[.$G$79])*[.G78]" office:value-type="float" office:value="98.4126984126984" calcext:value-type="float">
            <text:p>98.4126984126984</text:p>
          </table:table-cell>
          <table:table-cell/>
          <table:table-cell table:formula="of:=[.H78]*[.H78]" office:value-type="float" office:value="9685.05920886873" calcext:value-type="float">
            <text:p>9685.05920886873</text:p>
          </table:table-cell>
          <table:table-cell table:formula="of:=(1024/[.$J$79])*[.J78]" office:value-type="float" office:value="991.750062988158" calcext:value-type="float">
            <text:p>991.750062988158</text:p>
          </table:table-cell>
          <table:table-cell table:formula="of:=ROUNDUP([.K78])" office:value-type="float" office:value="992" calcext:value-type="float">
            <text:p>992</text:p>
          </table:table-cell>
          <table:table-cell office:value-type="string" calcext:value-type="string">
            <text:p>,</text:p>
          </table:table-cell>
          <table:table-cell table:formula="of:=[.H78]*[.H78]*[.H78]" office:value-type="float" office:value="953132.811031526" calcext:value-type="float">
            <text:p>953132.811031526</text:p>
          </table:table-cell>
          <table:table-cell table:formula="of:=(1024/[.$N$79])*[.N78]" office:value-type="float" office:value="976.007998496283" calcext:value-type="float">
            <text:p>976.007998496283</text:p>
          </table:table-cell>
          <table:table-cell table:formula="of:=ROUNDUP([.O78])" office:value-type="float" office:value="977" calcext:value-type="float">
            <text:p>97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/>
          <table:table-cell office:value-type="float" office:value="63" calcext:value-type="float">
            <text:p>63</text:p>
          </table:table-cell>
          <table:table-cell table:formula="of:=(100/[.$G$79])*[.G79]" office:value-type="float" office:value="100" calcext:value-type="float">
            <text:p>100</text:p>
          </table:table-cell>
          <table:table-cell/>
          <table:table-cell table:formula="of:=[.H79]*[.H79]" office:value-type="float" office:value="10000" calcext:value-type="float">
            <text:p>10000</text:p>
          </table:table-cell>
          <table:table-cell table:formula="of:=(1024/[.$J$79])*[.J79]" office:value-type="float" office:value="1024" calcext:value-type="float">
            <text:p>1024</text:p>
          </table:table-cell>
          <table:table-cell table:formula="of:=ROUNDUP([.K79])" office:value-type="float" office:value="1024" calcext:value-type="float">
            <text:p>1024</text:p>
          </table:table-cell>
          <table:table-cell office:value-type="string" calcext:value-type="string">
            <text:p>,</text:p>
          </table:table-cell>
          <table:table-cell table:formula="of:=[.H79]*[.H79]*[.H79]" office:value-type="float" office:value="1000000" calcext:value-type="float">
            <text:p>1000000</text:p>
          </table:table-cell>
          <table:table-cell table:formula="of:=(1024/[.$N$79])*[.N79]" office:value-type="float" office:value="1024" calcext:value-type="float">
            <text:p>1024</text:p>
          </table:table-cell>
          <table:table-cell table:formula="of:=ROUNDUP([.O79])" office:value-type="float" office:value="1024" calcext:value-type="float">
            <text:p>1024</text:p>
          </table:table-cell>
          <table:table-cell office:value-type="string" calcext:value-type="string">
            <text:p>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8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8T20:28:53.961000000</meta:creation-date>
    <dc:date>2023-10-18T23:33:27.039000000</dc:date>
    <meta:editing-duration>PT43M20S</meta:editing-duration>
    <meta:editing-cycles>3</meta:editing-cycles>
    <meta:generator>LibreOffice/7.3.2.2$Windows_X86_64 LibreOffice_project/49f2b1bff42cfccbd8f788c8dc32c1c309559be0</meta:generator>
    <meta:document-statistic meta:table-count="1" meta:cell-count="64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91cm" svg:height="19.179cm" xlink:href=".." xlink:type="simple" chart:class="chart:line" chart:style-name="ch1">
        <chart:legend chart:legend-position="end" svg:x="31.224cm" svg:y="9.041cm" style:legend-expansion="high" chart:style-name="ch2"/>
        <chart:plot-area chart:style-name="ch3" table:cell-range-address="Tabelle1.L16:Tabelle1.L79 Tabelle1.P16:Tabelle1.P79" svg:x="0.677cm" svg:y="0.383cm" svg:width="29.87cm" svg:height="18.413cm">
          <chart:coordinate-region svg:x="1.669cm" svg:y="0.582cm" svg:width="28.691cm" svg:height="17.5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L16:Tabelle1.L79" chart:class="chart:line">
            <chart:data-point chart:repeated="64"/>
          </chart:series>
          <chart:series chart:style-name="ch7" chart:values-cell-range-address="Tabelle1.P16:Tabelle1.P79" chart:class="chart:line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L</text:p>
              </table:table-cell>
              <table:table-cell office:value-type="string">
                <text:p>Spalte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L16:Tabelle1.L79</svg:desc>
                </draw:g>
              </table:table-cell>
              <table:table-cell office:value-type="float" office:value="0">
                <text:p>0</text:p>
                <draw:g>
                  <svg:desc>Tabelle1.P16:Tabelle1.P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">
                <text:p>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">
                <text:p>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">
                <text:p>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">
                <text:p>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">
                <text:p>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4">
                <text:p>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4">
                <text:p>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4">
                <text:p>10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4">
                <text:p>11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5">
                <text:p>1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7">
                <text:p>1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9">
                <text:p>14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2">
                <text:p>16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5">
                <text:p>1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9">
                <text:p>18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3">
                <text:p>2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7">
                <text:p>2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3">
                <text:p>23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8">
                <text:p>24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5">
                <text:p>26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1">
                <text:p>28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9">
                <text:p>29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7">
                <text:p>31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5">
                <text:p>33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4">
                <text:p>35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3">
                <text:p>37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3">
                <text:p>39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3">
                <text:p>413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4">
                <text:p>434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6">
                <text:p>456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8">
                <text:p>478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0">
                <text:p>50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3">
                <text:p>523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6">
                <text:p>54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0">
                <text:p>570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95">
                <text:p>595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20">
                <text:p>620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45">
                <text:p>64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2">
                <text:p>672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98">
                <text:p>698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25">
                <text:p>725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53">
                <text:p>753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81">
                <text:p>781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10">
                <text:p>810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39">
                <text:p>839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68">
                <text:p>868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99">
                <text:p>899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29">
                <text:p>929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61">
                <text:p>961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92">
                <text:p>992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